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1d9b" officeooo:paragraph-rsid="001f1d9b"/>
    </style:style>
    <style:style style:name="P2" style:family="paragraph" style:parent-style-name="Standard">
      <style:text-properties officeooo:paragraph-rsid="001f1d9b"/>
    </style:style>
    <style:style style:name="P3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1">
      <style:paragraph-properties fo:padding="0.049cm" fo:border="0.06pt solid #d9d9e3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officeooo:rsid="001d5dc7" officeooo:paragraph-rsid="001d5dc7"/>
    </style:style>
    <style:style style:name="P6" style:family="paragraph" style:parent-style-name="Text_20_body">
      <style:paragraph-properties fo:padding="0.049cm" fo:border="0.06pt solid #d9d9e3"/>
    </style:style>
    <style:style style:name="P7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2">
      <style:paragraph-properties fo:padding="0.049cm" fo:border="0.06pt solid #d9d9e3"/>
    </style:style>
    <style:style style:name="P9" style:family="paragraph" style:parent-style-name="Text_20_body" style:list-style-name="L3">
      <style:paragraph-properties fo:padding="0.049cm" fo:border="0.06pt solid #d9d9e3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4">
      <style:paragraph-properties fo:padding="0.049cm" fo:border="0.06pt solid #d9d9e3"/>
    </style:style>
    <style:style style:name="P12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5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d5dc7"/>
    </style:style>
    <style:style style:name="T3" style:family="text">
      <style:text-properties officeooo:rsid="001f1d9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56727164" text:style-name="L1">
        <text:list-item>
          <text:p text:style-name="P4"><text:span text:style-name="Strong_20_Emphasis"><text:span text:style-name="T1">Colores y Tonos:</text:span></text:span></text:p>
          <text:list>
            <text:list-item>
              <text:p text:style-name="P3">Selecciona una paleta de colores que refleje la marca de One Piece, como el rojo, negro y blanco.</text:p>
            </text:list-item>
            <text:list-item>
              <text:p text:style-name="P3">Utiliza tonos de colores que se adapten al tema, como tonos oscuros y tonos más claros para resaltar elementos clave.</text:p>
            </text:list-item>
          </text:list>
        </text:list-item>
        <text:list-item>
          <text:p text:style-name="P4"><text:span text:style-name="Strong_20_Emphasis"><text:span text:style-name="T1">Fuentes:</text:span></text:span></text:p>
          <text:list>
            <text:list-item>
              <text:p text:style-name="P3">Elige fuentes legibles y acordes al estilo de One Piece. Algunas opciones podrían ser "Brush Script" para un toque de estilo de caligrafía o "Arial" para una legibilidad sólida.</text:p>
            </text:list-item>
          </text:list>
        </text:list-item>
        <text:list-item>
          <text:p text:style-name="P4"><text:span text:style-name="Strong_20_Emphasis"><text:span text:style-name="T1">Formato de Fuente:</text:span></text:span></text:p>
          <text:list>
            <text:list-item>
              <text:p text:style-name="P3">Utiliza fuentes en negrita para los títulos y subtítulos para hacerlos destacar.</text:p>
            </text:list-item>
            <text:list-item>
              <text:p text:style-name="P3">Los encabezados podrían ser un poco más grandes que el texto principal para enfatizar la jerarquía de la información.</text:p>
            </text:list-item>
            <text:list-item>
              <text:p text:style-name="P3">El texto principal debe ser fácil de leer, utilizando un tamaño y estilo de fuente que garantice la legibilidad.</text:p>
            </text:list-item>
          </text:list>
        </text:list-item>
        <text:list-item>
          <text:p text:style-name="P4"><text:span text:style-name="Strong_20_Emphasis"><text:span text:style-name="T1">Estructura:</text:span></text:span></text:p>
          <text:list>
            <text:list-item>
              <text:p text:style-name="P3">Organiza la estructura de la página de manera lógica y coherente. Puedes seguir una estructura común, como encabezado, contenido principal y pie de página.</text:p>
            </text:list-item>
          </text:list>
        </text:list-item>
        <text:list-item>
          <text:p text:style-name="P4"><text:span text:style-name="Strong_20_Emphasis"><text:span text:style-name="T1">Encabezado, Pie de Página y Menús:</text:span></text:span></text:p>
          <text:list>
            <text:list-item>
              <text:p text:style-name="P3">Incluye un encabezado que contenga el nombre de la tienda y la opción de inicio de sesión.</text:p>
            </text:list-item>
            <text:list-item>
              <text:p text:style-name="P3">El pie de página puede incluir información de contacto, políticas de devolución, enlaces a redes sociales, etc.</text:p>
            </text:list-item>
            <text:list-item>
              <text:p text:style-name="P3">Considera un menú de navegación que ofrezca acceso rápido a las diferentes secciones de productos, como "<text:span text:style-name="T2">Mangas</text:span>," "Figuras," "<text:span text:style-name="T2">Merchadising</text:span>," etc.</text:p>
            </text:list-item>
          </text:list>
        </text:list-item>
        <text:list-item>
          <text:p text:style-name="P4"><text:span text:style-name="Strong_20_Emphasis"><text:span text:style-name="T1">Imágenes:</text:span></text:span></text:p>
          <text:list>
            <text:list-item>
              <text:p text:style-name="P3">Utiliza imágenes de productos de One Piece para mostrar en las páginas de productos.</text:p>
            </text:list-item>
            <text:list-item>
              <text:p text:style-name="P3">Agrega imágenes de alta calidad y optimizadas para la web para asegurar una carga rápida de la página.</text:p>
            </text:list-item>
          </text:list>
        </text:list-item>
        <text:list-item>
          <text:p text:style-name="P4"><text:span text:style-name="Strong_20_Emphasis"><text:span text:style-name="T1">Logotipo:</text:span></text:span></text:p>
          <text:list>
            <text:list-item>
              <text:p text:style-name="P5">El logotipo es el mismo que se ve en One piece.</text:p>
            </text:list-item>
          </text:list>
        </text:list-item>
        <text:list-item>
          <text:p text:style-name="P4"><text:span text:style-name="Strong_20_Emphasis"><text:span text:style-name="T1">Criterios de Calidad de Uso:</text:span></text:span></text:p>
          <text:list>
            <text:list-item>
              <text:p text:style-name="P3">Asegura que la interfaz sea fácil de usar y navegar. Realiza pruebas de usabilidad y obtén retroalimentación de los usuarios si es posible.</text:p>
            </text:list-item>
            <text:list-item>
              <text:p text:style-name="P3">Garantiza que la página web sea responsive, es decir, que se vea y funcione bien en dispositivos móviles y tablets.</text:p>
            </text:list-item>
            <text:list-item>
              <text:p text:style-name="P3"><text:soft-page-break/>Optimiza la velocidad de carga de la página para una experiencia del usuario más fluida.</text:p>
            </text:list-item>
            <text:list-item>
              <text:p text:style-name="P4">Implementa medidas de seguridad para proteger los datos de los usuarios, especialmente en el proceso de inicio de sesión y pago.</text:p>
            </text:list-item>
          </text:list>
        </text:list-item>
      </text:list>
      <text:p text:style-name="P6"><text:span text:style-name="Strong_20_Emphasis"><text:span text:style-name="T1">Objetivo de la web:</text:span></text:span> El objetivo de esta actividad es diseñar una interfaz web atractiva y funcional para una tienda en línea basada en la popular serie de anime y manga "One Piece." Esta tienda ofrecerá una amplia gama de productos relacionados con el mundo de One Piece, incluyendo ropa, figuras coleccionables, accesorios, libros y otros artículos temáticos. La interfaz web debe ser capaz de proporcionar a los usuarios una experiencia de compra en línea atractiva, intuitiva y segura, brindando información detallada sobre los productos, opciones de búsqueda y navegación sencillas, y un proceso de compra eficiente.</text:p>
      <text:p text:style-name="P6"><text:span text:style-name="Strong_20_Emphasis"><text:span text:style-name="T1">Descripción del negocio y productos:</text:span></text:span> La tienda en línea "One Piece Treasures" es un destino virtual para los fanáticos apasionados de One Piece que buscan productos de alta calidad y auténticos relacionados con su serie favorita. Los productos que se ofrecen incluyen:</text:p>
      <text:list xml:id="list581203664" text:style-name="L2">
        <text:list-item>
          <text:p text:style-name="P7"><text:span text:style-name="Strong_20_Emphasis"><text:span text:style-name="T1">Ropa:</text:span></text:span> Camisetas, sudaderas, gorras, y ropa temática de los personajes de One Piece.</text:p>
        </text:list-item>
        <text:list-item>
          <text:p text:style-name="P7"><text:span text:style-name="Strong_20_Emphasis"><text:span text:style-name="T1">Figuras coleccionables:</text:span></text:span> Figuras de acción, estatuillas y muñecos de personajes icónicos de One Piece.</text:p>
        </text:list-item>
        <text:list-item>
          <text:p text:style-name="P7"><text:span text:style-name="Strong_20_Emphasis"><text:span text:style-name="T1">Accesorios:</text:span></text:span> Joyería, llaveros, mochilas y otros artículos de uso cotidiano con elementos de diseño de One Piece.</text:p>
        </text:list-item>
        <text:list-item>
          <text:p text:style-name="P7"><text:span text:style-name="Strong_20_Emphasis"><text:span text:style-name="T1">Libros:</text:span></text:span> Manga, novelas ligeras y libros de referencia relacionados con la serie.</text:p>
        </text:list-item>
        <text:list-item>
          <text:p text:style-name="P8"><text:span text:style-name="Strong_20_Emphasis"><text:span text:style-name="T1">Otros artículos temáticos:</text:span></text:span> Pósters, tazas, peluches y más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Strong_20_Emphasis"><text:span text:style-name="T1">Evaluación de Competidores:</text:span></text:span></text:p>
      <text:list xml:id="list1364789742" text:style-name="L3">
        <text:list-item>
          <text:p text:style-name="P9">Se identificaron varias tiendas en línea que se especializan en productos de anime y manga, incluyendo One Piece. </text:p>
        </text:list-item>
      </text:list>
      <text:p text:style-name="P6"><text:span text:style-name="Strong_20_Emphasis"><text:span text:style-name="T1">Diseño de Página de Inicio:</text:span></text:span></text:p>
      <text:list xml:id="list938104159" text:style-name="L4">
        <text:list-item>
          <text:p text:style-name="P10">La mayoría de las tiendas en línea de anime adoptan un diseño de página de inicio limpio y atractivo. Suelen destacar imágenes de productos populares y promociones actuales.</text:p>
        </text:list-item>
        <text:list-item>
          <text:p text:style-name="P11">Utilizan una combinación de colores y fuentes que se alinean con el tema del anime, lo que ayuda a crear una identidad visual sólida.</text:p>
        </text:list-item>
      </text:list>
      <text:list xml:id="list214917076" text:style-name="L5">
        <text:list-header>
          <text:p text:style-name="P13"><text:span text:style-name="Strong_20_Emphasis"><text:span text:style-name="T1">Navegación y Búsqueda:</text:span></text:span></text:p>
          <text:list>
            <text:list-item>
              <text:p text:style-name="P12">La navegación en estas tiendas se organiza en categorías claras, permitiendo a los usuarios encontrar rápidamente la sección de productos que desean explorar, como "Ropa," "Figuras," "Accesorios," etc.</text:p>
            </text:list-item>
            <text:list-item>
              <text:p text:style-name="P12"><text:soft-page-break/>La función de búsqueda es destacada y efectiva, con sugerencias de búsqueda en tiempo real y filtros de búsqueda avanzados.</text:p>
            </text:list-item>
          </text:list>
          <text:p text:style-name="P13"><text:span text:style-name="Strong_20_Emphasis"><text:span text:style-name="T1">Información de Producto:</text:span></text:span></text:p>
          <text:list text:continue-numbering="true">
            <text:list-item>
              <text:p text:style-name="P12">Las páginas de productos ofrecen imágenes de alta resolución, descripciones detalladas de los productos, tallas disponibles, precios y reseñas de clientes si están disponibles.</text:p>
            </text:list-item>
            <text:list-item>
              <text:p text:style-name="P12">Algunas tiendas incluyen detalles adicionales, como la fuente de inspiración de los productos o datos sobre la calidad del material.</text:p>
            </text:list-item>
          </text:list>
          <text:p text:style-name="P13"><text:span text:style-name="Strong_20_Emphasis"><text:span text:style-name="T1">Carrito de Compra y Proceso de Pago:</text:span></text:span></text:p>
          <text:list text:continue-numbering="true">
            <text:list-item>
              <text:p text:style-name="P12">Los carritos de compra son visibles y permiten a los usuarios revisar y modificar su selección antes de finalizar la compra.</text:p>
            </text:list-item>
            <text:list-item>
              <text:p text:style-name="P12">El proceso de pago es sencillo, con opciones de pago seguras y la posibilidad de incluir códigos de descuento.</text:p>
            </text:list-item>
          </text:list>
          <text:p text:style-name="P13"><text:span text:style-name="Strong_20_Emphasis"><text:span text:style-name="T1">Interacción con Usuarios:</text:span></text:span></text:p>
          <text:list text:continue-numbering="true">
            <text:list-item>
              <text:p text:style-name="P12">Las tiendas en línea a menudo incluyen una sección de reseñas y calificaciones de productos, lo que permite a los usuarios compartir sus opiniones y experiencias con otros compradores.</text:p>
            </text:list-item>
            <text:list-item>
              <text:p text:style-name="P13">Las opciones de seguimiento de pedidos y soporte al cliente son claramente visibles para garantizar la satisfacción del cliente.</text:p>
            </text:list-item>
          </text:list>
        </text:list-header>
      </text:list>
      <text:p text:style-name="Standard"/>
      <text:p text:style-name="P1">Componentes de mi interfaz web:</text:p>
      <text:p text:style-name="P2"><text:span text:style-name="T3">-</text:span><text:span text:style-name="Strong_20_Emphasis"><text:span text:style-name="T1">Barra de Navegación</text:span></text:span></text:p>
      <text:p text:style-name="P2"><text:span text:style-name="Strong_20_Emphasis"><text:span text:style-name="T1">-Página de Inicio (Home Page)</text:span></text:span></text:p>
      <text:p text:style-name="P2"><text:span text:style-name="Strong_20_Emphasis"><text:span text:style-name="T1">-Páginas de Producto</text:span></text:span></text:p>
      <text:p text:style-name="P2"><text:span text:style-name="Strong_20_Emphasis"><text:span text:style-name="T1">-Carrito de Compra</text:span></text:span></text:p>
      <text:p text:style-name="P2"><text:span text:style-name="Strong_20_Emphasis"><text:span text:style-name="T1">-Proceso de Compra </text:span></text:span></text:p>
      <text:p text:style-name="P2"><text:span text:style-name="Strong_20_Emphasis"><text:span text:style-name="T1">-Sistema de Registro e Inicio de Sesión </text:span></text:span></text:p>
      <text:p text:style-name="P2"><text:span text:style-name="Strong_20_Emphasis"><text:span text:style-name="T1">-Barra de Búsqueda </text:span></text:span></text:p>
      <text:p text:style-name="P2"><text:span text:style-name="Strong_20_Emphasis"><text:span text:style-name="T1">-Pie de Página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1T20:19:58.335000000</meta:creation-date>
    <dc:date>2023-10-21T20:39:57.732000000</dc:date>
    <meta:editing-duration>PT9M49S</meta:editing-duration>
    <meta:editing-cycles>1</meta:editing-cycles>
    <meta:document-statistic meta:table-count="0" meta:image-count="0" meta:object-count="0" meta:page-count="3" meta:paragraph-count="58" meta:word-count="891" meta:character-count="5378" meta:non-whitespace-character-count="4581"/>
    <meta:generator>LibreOffice/7.2.5.2$Windows_X86_64 LibreOffice_project/499f9727c189e6ef3471021d6132d4c694f357e5</meta:generator>
  </office:meta>
</office:document-meta>
</file>